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4CE509772FE74ED9.jpg" manifest:media-type="image/jpeg"/>
  <manifest:file-entry manifest:full-path="Pictures/100002010000030E000000F3B9D6DE52B68D6A03.png" manifest:media-type="image/png"/>
  <manifest:file-entry manifest:full-path="Pictures/10000201000001040000005844204852888C4D7F.png" manifest:media-type="image/png"/>
  <manifest:file-entry manifest:full-path="Pictures/100089E700001AEC000009202448A5E7DF3AC4FC.svg" manifest:media-type="image/svg+xml"/>
  <manifest:file-entry manifest:full-path="Pictures/10003B0300008B51000023E9C033279313FED81C.svg" manifest:media-type="image/svg+xml"/>
  <manifest:file-entry manifest:full-path="Pictures/10000201000005440000015B2F986F461785F6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cd4d1" draw:fill-color="#eeeeee" draw:textarea-horizontal-align="justify" draw:textarea-vertical-align="middle" draw:auto-grow-height="false" fo:min-height="10.164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82cm" fo:min-width="4.07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544cm" fo:min-width="5.3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3.287cm" fo:min-width="3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174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7cm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2.804cm" fo:min-width="2.734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866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2.39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1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858cm" svg:height="10.414cm" svg:x="4.764cm" svg:y="5.01cm">
          <text:p/>
          <draw:enhanced-geometry svg:viewBox="0 0 21600 21600" draw:type="rectangle" draw:enhanced-path="M 0 0 L 21600 0 21600 21600 0 21600 0 0 Z N"/>
        </draw:custom-shape>
        <draw:frame draw:name="Logotype_RH_OpenShiftContainerPlatform_wLogo_RGB_Black.svg" draw:style-name="gr2" draw:text-style-name="P2" draw:layer="layout" svg:width="3.616cm" svg:height="0.932cm" svg:x="5.212cm" svg:y="5.334cm">
          <draw:image xlink:href="Pictures/10003B0300008B51000023E9C033279313FED81C.svg" xlink:type="simple" xlink:show="embed" xlink:actuate="onLoad">
            <text:p/>
          </draw:image>
          <draw:image xlink:href="Pictures/10000201000005440000015B2F986F461785F689.png" xlink:type="simple" xlink:show="embed" xlink:actuate="onLoad"/>
          <svg:title>Logotype_RH_OpenShiftContainerPlatform_wLogo_RGB_Black</svg:title>
        </draw:frame>
        <draw:custom-shape draw:style-name="gr3" draw:text-style-name="P1" draw:layer="layout" svg:width="4.572cm" svg:height="2.07cm" svg:x="15.392cm" svg:y="0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42cm" svg:height="2.794cm" svg:x="15.476cm" svg:y="17.816cm">
          <text:p text:style-name="P3">Upstream AP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81cm" svg:height="0.962cm" svg:x="16.408cm" svg:y="0.216cm">
          <draw:text-box>
            <text:p>Injector</text:p>
          </draw:text-box>
        </draw:frame>
        <draw:custom-shape draw:style-name="gr6" draw:text-style-name="P5" draw:layer="layout" svg:width="4.048cm" svg:height="3.537cm" svg:x="17.904cm" svg:y="10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469cm" svg:y="10.5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034cm" svg:y="10.979cm">
          <text:p text:style-name="P3">Compute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604cm" svg:y="10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1.169cm" svg:y="10.5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0.734cm" svg:y="10.978cm">
          <text:p text:style-name="P3">Infra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8.158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48cm" svg:height="3.537cm" svg:x="17.723cm" svg:y="5.8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7.288cm" svg:y="6.361cm">
          <text:p text:style-name="P3">Routes</text:p>
          <text:p text:style-name="P3">Node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48cm" svg:height="3.537cm" svg:x="12.4cm" svg:y="5.5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048cm" svg:height="3.537cm" svg:x="12cm" svg:y="5.9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logo.svg" draw:style-name="gr2" draw:text-style-name="P2" draw:layer="layout" svg:width="2.065cm" svg:height="0.7cm" svg:x="16.629cm" svg:y="1.332cm">
          <draw:image xlink:href="Pictures/100089E700001AEC000009202448A5E7DF3AC4FC.svg" xlink:type="simple" xlink:show="embed" xlink:actuate="onLoad">
            <text:p/>
          </draw:image>
          <draw:image xlink:href="Pictures/10000201000001040000005844204852888C4D7F.png" xlink:type="simple" xlink:show="embed" xlink:actuate="onLoad"/>
          <svg:title>JMeter Logo</svg:title>
        </draw:frame>
        <draw:custom-shape draw:style-name="gr8" draw:text-style-name="P3" draw:layer="layout" svg:width="1.016cm" svg:height="2.032cm" svg:x="16.97cm" svg:y="2.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016cm" svg:height="1.778cm" svg:x="17.771cm" svg:y="15.64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4.048cm" svg:height="3.537cm" svg:x="11.6cm" svg:y="6.35cm">
          <text:p text:style-name="P3">Master</text:p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6" draw:layer="layout" svg:width="1.607cm" svg:height="0.725cm" svg:x="18.311cm" svg:y="2.848cm">
          <draw:text-box>
            <text:p><text:span text:style-name="T1">HTTP</text:span></text:p>
          </draw:text-box>
        </draw:frame>
        <draw:frame draw:style-name="gr10" draw:text-style-name="P6" draw:layer="layout" svg:width="1.607cm" svg:height="0.725cm" svg:x="19.212cm" svg:y="16.049cm">
          <draw:text-box>
            <text:p><text:span text:style-name="T1">HTTP</text:span></text:p>
          </draw:text-box>
        </draw:frame>
        <draw:custom-shape draw:style-name="gr11" draw:text-style-name="P7" draw:layer="layout" svg:width="4.572cm" svg:height="4.318cm" svg:x="5.526cm" svg:y="8.128cm">
          <text:p text:style-name="P3">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18cm" svg:height="1.031cm" svg:x="6.018cm" svg:y="8.844cm">
          <draw:image xlink:href="Pictures/100002010000030E000000F3B9D6DE52B68D6A03.png" xlink:type="simple" xlink:show="embed" xlink:actuate="onLoad">
            <text:p/>
          </draw:image>
        </draw:frame>
        <draw:custom-shape draw:style-name="gr12" draw:text-style-name="P1" draw:layer="layout" svg:width="5.334cm" svg:height="2.116cm" draw:transform="skewX (-0.00750491578357561) rotate (-0.00767944870877482) translate (4.67cm 0.224cm)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302cm" svg:height="0.254cm" svg:x="10.92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0.254cm" svg:height="2.286cm" svg:x="7.404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2.382cm" svg:height="0.806cm" svg:x="10.976cm" svg:y="0.554cm">
          <draw:text-box>
            <text:p><text:span text:style-name="T2">test plan</text:span></text:p>
          </draw:text-box>
        </draw:frame>
        <draw:frame draw:style-name="gr16" draw:text-style-name="P8" draw:layer="layout" svg:width="2.661cm" svg:height="0.806cm" svg:x="7.477cm" svg:y="3.054cm">
          <draw:text-box>
            <text:p><text:span text:style-name="T2">test setup</text:span></text:p>
          </draw:text-box>
        </draw:frame>
        <draw:frame draw:style-name="gr17" draw:text-style-name="P4" draw:layer="layout" svg:width="3.88cm" svg:height="0.763cm" svg:x="5.518cm" svg:y="0.253cm">
          <draw:text-box>
            <text:p text:style-name="P3"><text:span text:style-name="T3">Test configurator</text:span></text:p>
          </draw:text-box>
        </draw:frame>
        <draw:frame draw:style-name="gr18" draw:text-style-name="P3" draw:layer="layout" svg:width="1.899cm" svg:height="1.068cm" svg:x="6.35cm" svg:y="1.016cm">
          <draw:image xlink:href="Pictures/1000000000000780000004384CE509772FE74ED9.jpg" xlink:type="simple" xlink:show="embed" xlink:actuate="onLoad">
            <text:p/>
          </draw:image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49:05.601707211</meta:creation-date>
    <dc:date>2018-05-22T12:16:16.371065240</dc:date>
    <meta:editing-duration>PT8H53M19S</meta:editing-duration>
    <meta:editing-cycles>14</meta:editing-cycles>
    <meta:generator>LibreOffice/5.4.5.1$Linux_X86_64 LibreOffice_project/40m0$Build-1</meta:generator>
    <meta:document-statistic meta:object-count="54"/>
  </office:meta>
</office:document-meta>
</file>